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T4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" style:parent-style-name="NormalWeb" style:family="paragraph"/>
    <style:style style:name="T7" style:parent-style-name="Fuentedepárrafopredeter." style:family="text">
      <style:text-properties style:font-name="Segoe UI Symbol" style:font-name-complex="Segoe UI Symbol"/>
    </style:style>
    <style:style style:name="P8" style:parent-style-name="NormalWeb" style:family="paragraph"/>
    <style:style style:name="P9" style:parent-style-name="NormalWeb" style:family="paragraph"/>
    <style:style style:name="P10" style:parent-style-name="NormalWeb" style:family="paragraph"/>
    <style:style style:name="T11" style:parent-style-name="Fuentedepárrafopredeter." style:family="text">
      <style:text-properties style:font-name="Segoe UI Symbol" style:font-name-complex="Segoe UI Symbol"/>
    </style:style>
    <style:style style:name="P1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text-underline-type="single" style:text-underline-style="solid" style:text-underline-width="auto" style:text-underline-mode="continuous" style:language-asian="es" style:country-asian="AR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AR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AR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AR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AR"/>
    </style:style>
    <style:style style:name="P2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Web" style:family="paragraph"/>
    <style:style style:name="P27" style:parent-style-name="NormalWeb" style:family="paragraph"/>
    <style:style style:name="P28" style:parent-style-name="NormalWeb" style:family="paragraph"/>
    <style:style style:name="P29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2" style:parent-style-name="Título3" style:family="paragraph">
      <style:paragraph-properties fo:margin-top="0.25in" fo:margin-bottom="0.1666in" fo:background-color="#FFFFFF"/>
    </style:style>
    <style:style style:name="T33" style:parent-style-name="Fuentedepárrafopredeter." style:family="text">
      <style:text-properties style:font-name="Segoe UI Symbol" style:font-name-complex="Segoe UI Symbol" fo:color="#1F2328" fo:font-size="15pt" style:font-size-asian="15pt" style:font-size-complex="15pt"/>
    </style:style>
    <style:style style:name="T34" style:parent-style-name="Fuentedepárrafopredeter." style:family="text">
      <style:text-properties style:font-name="Segoe UI" style:font-name-complex="Segoe UI" fo:color="#1F2328" fo:font-size="15pt" style:font-size-asian="15pt" style:font-size-complex="15pt"/>
    </style:style>
    <style:style style:name="P35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36" style:parent-style-name="NormalWeb" style:family="paragraph">
      <style:paragraph-properties fo:margin-top="0in" fo:margin-bottom="0in" fo:background-color="#FFFFFF"/>
      <style:text-properties style:font-name="Segoe UI" style:font-name-complex="Segoe UI" fo:color="#59636E"/>
    </style:style>
    <style:style style:name="P37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38" style:parent-style-name="NormalWeb" style:family="paragraph">
      <style:paragraph-properties fo:margin-top="0in" fo:margin-bottom="0in" fo:background-color="#FFFFFF"/>
    </style:style>
    <style:style style:name="T39" style:parent-style-name="Fuentedepárrafopredeter." style:family="text">
      <style:text-properties style:font-name="Segoe UI Symbol" style:font-name-complex="Segoe UI Symbol" fo:color="#59636E"/>
    </style:style>
    <style:style style:name="T40" style:parent-style-name="Fuentedepárrafopredeter." style:family="text">
      <style:text-properties style:font-name="Segoe UI" style:font-name-complex="Segoe UI" fo:color="#59636E"/>
    </style:style>
    <style:style style:name="P41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42" style:parent-style-name="NormalWeb" style:family="paragraph">
      <style:paragraph-properties fo:margin-top="0in" fo:margin-bottom="0in" fo:background-color="#FFFFFF"/>
      <style:text-properties style:font-name="Segoe UI" style:font-name-complex="Segoe UI" fo:color="#59636E"/>
    </style:style>
    <style:style style:name="P43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44" style:parent-style-name="NormalWeb" style:family="paragraph">
      <style:paragraph-properties fo:margin-top="0in" fo:margin-bottom="0.1666in" fo:background-color="#FFFFFF"/>
    </style:style>
    <style:style style:name="T45" style:parent-style-name="Fuentedepárrafopredeter." style:family="text">
      <style:text-properties style:font-name="Segoe UI" style:font-name-complex="Segoe UI" fo:color="#1F2328"/>
    </style:style>
    <style:style style:name="T46" style:parent-style-name="Fuentedepárrafopredeter." style:family="text">
      <style:text-properties style:font-name="Segoe UI Symbol" style:font-name-complex="Segoe UI Symbol" fo:color="#1F2328"/>
    </style:style>
    <style:style style:name="T47" style:parent-style-name="Fuentedepárrafopredeter." style:family="text">
      <style:text-properties style:font-name="Segoe UI" style:font-name-complex="Segoe UI" fo:color="#1F2328"/>
    </style:style>
    <style:style style:name="T48" style:parent-style-name="Fuentedepárrafopredeter." style:family="text">
      <style:text-properties style:font-name="Segoe UI Symbol" style:font-name-complex="Segoe UI Symbol" fo:color="#1F2328"/>
    </style:style>
    <style:style style:name="T49" style:parent-style-name="Fuentedepárrafopredeter." style:family="text">
      <style:text-properties style:font-name="Segoe UI" style:font-name-complex="Segoe UI" fo:color="#1F2328"/>
    </style:style>
    <style:style style:name="P50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51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52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53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54" style:parent-style-name="NormalWeb" style:family="paragraph">
      <style:paragraph-properties fo:margin-top="0in" fo:margin-bottom="0in" fo:background-color="#FFFFFF"/>
    </style:style>
    <style:style style:name="T55" style:parent-style-name="Fuentedepárrafopredeter." style:family="text">
      <style:text-properties style:font-name="Segoe UI Symbol" style:font-name-complex="Segoe UI Symbol" fo:color="#59636E"/>
    </style:style>
    <style:style style:name="T56" style:parent-style-name="Fuentedepárrafopredeter." style:family="text">
      <style:text-properties style:font-name="Segoe UI" style:font-name-complex="Segoe UI" fo:color="#59636E"/>
    </style:style>
    <style:style style:name="P57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58" style:parent-style-name="HTMLconformatoprevio" style:family="paragraph">
      <style:paragraph-properties fo:background-color="#F6F8FA"/>
    </style:style>
    <style:style style:name="T59" style:parent-style-name="CódigoHTML" style:family="text">
      <style:text-properties style:font-name="Consolas" style:font-name-asian="Times New Roman" fo:color="#1F2328"/>
    </style:style>
    <style:style style:name="P60" style:parent-style-name="HTMLconformatoprevio" style:family="paragraph">
      <style:paragraph-properties fo:background-color="#F6F8FA"/>
    </style:style>
    <style:style style:name="T61" style:parent-style-name="CódigoHTML" style:family="text">
      <style:text-properties style:font-name="Consolas" style:font-name-asian="Times New Roman" fo:color="#1F2328"/>
    </style:style>
    <style:style style:name="P62" style:parent-style-name="HTMLconformatoprevio" style:family="paragraph">
      <style:paragraph-properties fo:background-color="#F6F8FA"/>
    </style:style>
    <style:style style:name="T63" style:parent-style-name="CódigoHTML" style:family="text">
      <style:text-properties style:font-name="Consolas" style:font-name-asian="Times New Roman" fo:color="#1F2328"/>
    </style:style>
    <style:style style:name="P64" style:parent-style-name="HTMLconformatoprevio" style:family="paragraph">
      <style:paragraph-properties fo:background-color="#F6F8FA"/>
    </style:style>
    <style:style style:name="T65" style:parent-style-name="CódigoHTML" style:family="text">
      <style:text-properties style:font-name="Consolas" style:font-name-asian="Times New Roman" fo:color="#1F2328"/>
    </style:style>
    <style:style style:name="P66" style:parent-style-name="HTMLconformatoprevio" style:family="paragraph">
      <style:paragraph-properties fo:background-color="#F6F8FA"/>
    </style:style>
    <style:style style:name="T67" style:parent-style-name="CódigoHTML" style:family="text">
      <style:text-properties style:font-name="Consolas" style:font-name-asian="Times New Roman" fo:color="#1F2328"/>
    </style:style>
    <style:style style:name="P68" style:parent-style-name="HTMLconformatoprevio" style:family="paragraph">
      <style:paragraph-properties fo:background-color="#F6F8FA"/>
    </style:style>
    <style:style style:name="T69" style:parent-style-name="CódigoHTML" style:family="text">
      <style:text-properties style:font-name="Consolas" style:font-name-asian="Times New Roman" fo:color="#1F2328"/>
    </style:style>
    <style:style style:name="P70" style:parent-style-name="HTMLconformatoprevio" style:family="paragraph">
      <style:paragraph-properties fo:background-color="#F6F8FA"/>
    </style:style>
    <style:style style:name="T71" style:parent-style-name="CódigoHTML" style:family="text">
      <style:text-properties style:font-name="Consolas" style:font-name-asian="Times New Roman" fo:color="#1F2328"/>
    </style:style>
    <style:style style:name="P72" style:parent-style-name="HTMLconformatoprevio" style:family="paragraph">
      <style:paragraph-properties fo:background-color="#F6F8FA"/>
    </style:style>
    <style:style style:name="T73" style:parent-style-name="CódigoHTML" style:family="text">
      <style:text-properties style:font-name="Consolas" style:font-name-asian="Times New Roman" fo:color="#1F2328"/>
    </style:style>
    <style:style style:name="P74" style:parent-style-name="HTMLconformatoprevio" style:family="paragraph">
      <style:paragraph-properties fo:background-color="#F6F8FA"/>
    </style:style>
    <style:style style:name="T75" style:parent-style-name="CódigoHTML" style:family="text">
      <style:text-properties style:font-name="Consolas" style:font-name-asian="Times New Roman" fo:color="#1F2328"/>
    </style:style>
    <style:style style:name="P76" style:parent-style-name="HTMLconformatoprevio" style:family="paragraph">
      <style:paragraph-properties fo:background-color="#F6F8FA"/>
    </style:style>
    <style:style style:name="P77" style:parent-style-name="HTMLconformatoprevio" style:family="paragraph">
      <style:paragraph-properties fo:background-color="#F6F8FA"/>
    </style:style>
    <style:style style:name="T78" style:parent-style-name="CódigoHTML" style:family="text">
      <style:text-properties style:font-name="Consolas" style:font-name-asian="Times New Roman" fo:color="#1F2328"/>
    </style:style>
    <style:style style:name="T79" style:parent-style-name="CódigoHTML" style:family="text">
      <style:text-properties style:font-name="Segoe UI Symbol" style:font-name-asian="Times New Roman" style:font-name-complex="Segoe UI Symbol" fo:color="#1F2328"/>
    </style:style>
    <style:style style:name="T80" style:parent-style-name="CódigoHTML" style:family="text">
      <style:text-properties style:font-name="Consolas" style:font-name-asian="Times New Roman" fo:color="#1F2328"/>
    </style:style>
    <style:style style:name="P81" style:parent-style-name="HTMLconformatoprevio" style:family="paragraph">
      <style:paragraph-properties fo:background-color="#F6F8FA"/>
    </style:style>
    <style:style style:name="T82" style:parent-style-name="CódigoHTML" style:family="text">
      <style:text-properties style:font-name="Consolas" style:font-name-asian="Times New Roman" fo:color="#1F2328"/>
    </style:style>
    <style:style style:name="P83" style:parent-style-name="HTMLconformatoprevio" style:family="paragraph">
      <style:paragraph-properties fo:background-color="#F6F8FA"/>
    </style:style>
    <style:style style:name="T84" style:parent-style-name="CódigoHTML" style:family="text">
      <style:text-properties style:font-name="Consolas" style:font-name-asian="Times New Roman" fo:color="#1F2328"/>
    </style:style>
    <style:style style:name="P85" style:parent-style-name="HTMLconformatoprevio" style:family="paragraph">
      <style:paragraph-properties fo:background-color="#F6F8FA"/>
    </style:style>
    <style:style style:name="T86" style:parent-style-name="CódigoHTML" style:family="text">
      <style:text-properties style:font-name="Consolas" style:font-name-asian="Times New Roman" fo:color="#1F2328"/>
    </style:style>
    <style:style style:name="P87" style:parent-style-name="NormalWeb" style:family="paragraph">
      <style:paragraph-properties fo:margin-top="0in" fo:margin-bottom="0.1666in" fo:background-color="#FFFFFF"/>
    </style:style>
    <style:style style:name="T88" style:parent-style-name="Fuentedepárrafopredeter." style:family="text">
      <style:text-properties style:font-name="Segoe UI" style:font-name-complex="Segoe UI" fo:color="#1F2328"/>
    </style:style>
    <style:style style:name="T89" style:parent-style-name="Fuentedepárrafopredeter." style:family="text">
      <style:text-properties style:font-name="Segoe UI Symbol" style:font-name-complex="Segoe UI Symbol" fo:color="#1F2328"/>
    </style:style>
    <style:style style:name="T90" style:parent-style-name="Fuentedepárrafopredeter." style:family="text">
      <style:text-properties style:font-name="Segoe UI" style:font-name-complex="Segoe UI" fo:color="#1F2328"/>
    </style:style>
    <style:style style:name="P91" style:parent-style-name="NormalWeb" style:family="paragraph">
      <style:paragraph-properties fo:margin-top="0in" fo:margin-bottom="0in"/>
    </style:style>
    <style:style style:name="T92" style:parent-style-name="Fuentedepárrafopredeter." style:family="text">
      <style:text-properties style:font-name="Segoe UI Symbol" style:font-name-complex="Segoe UI Symbol" fo:color="#59636E"/>
    </style:style>
    <style:style style:name="T93" style:parent-style-name="Fuentedepárrafopredeter." style:family="text">
      <style:text-properties fo:color="#59636E"/>
    </style:style>
    <style:style style:name="P94" style:parent-style-name="NormalWeb" style:family="paragraph">
      <style:paragraph-properties fo:margin-top="0in" fo:margin-bottom="0.1666in"/>
    </style:style>
    <style:style style:name="P95" style:parent-style-name="NormalWeb" style:family="paragraph">
      <style:paragraph-properties fo:margin-top="0in" fo:margin-bottom="0.1666in"/>
    </style:style>
    <style:style style:name="P96" style:parent-style-name="NormalWeb" style:family="paragraph">
      <style:paragraph-properties fo:margin-top="0in" fo:margin-bottom="0.1666in"/>
    </style:style>
    <style:style style:name="T97" style:parent-style-name="Fuentedepárrafopredeter." style:family="text">
      <style:text-properties style:font-name="Segoe UI Symbol" style:font-name-complex="Segoe UI Symbol"/>
    </style:style>
    <style:style style:name="P98" style:parent-style-name="NormalWeb" style:family="paragraph">
      <style:paragraph-properties fo:margin-top="0in" fo:margin-bottom="0in"/>
      <style:text-properties fo:color="#59636E"/>
    </style:style>
    <style:style style:name="P99" style:parent-style-name="NormalWeb" style:family="paragraph">
      <style:paragraph-properties fo:margin-top="0in" fo:margin-bottom="0.1666in"/>
    </style:style>
    <style:style style:name="P100" style:parent-style-name="NormalWeb" style:family="paragraph">
      <style:paragraph-properties fo:margin-top="0in" fo:margin-bottom="0.1666in"/>
    </style:style>
    <style:style style:name="P101" style:parent-style-name="NormalWeb" style:family="paragraph">
      <style:paragraph-properties fo:margin-top="0in" fo:margin-bottom="0.1666in"/>
    </style:style>
    <style:style style:name="P102" style:parent-style-name="NormalWeb" style:family="paragraph">
      <style:paragraph-properties fo:margin-top="0in" fo:margin-bottom="0.1666in"/>
    </style:style>
    <style:style style:name="P103" style:parent-style-name="NormalWeb" style:family="paragraph">
      <style:paragraph-properties fo:margin-top="0in" fo:margin-bottom="0.1666in"/>
    </style:style>
    <style:style style:name="T104" style:parent-style-name="Fuentedepárrafopredeter." style:family="text">
      <style:text-properties style:font-name="Segoe UI Symbol" style:font-name-complex="Segoe UI Symbol"/>
    </style:style>
    <style:style style:name="P105" style:parent-style-name="NormalWeb" style:family="paragraph">
      <style:paragraph-properties fo:margin-top="0in" fo:margin-bottom="0in"/>
    </style:style>
    <style:style style:name="T106" style:parent-style-name="Fuentedepárrafopredeter." style:family="text">
      <style:text-properties style:font-name="Segoe UI Symbol" style:font-name-complex="Segoe UI Symbol" fo:color="#59636E"/>
    </style:style>
    <style:style style:name="T107" style:parent-style-name="Fuentedepárrafopredeter." style:family="text">
      <style:text-properties fo:color="#59636E"/>
    </style:style>
    <style:style style:name="P108" style:parent-style-name="NormalWeb" style:family="paragraph">
      <style:paragraph-properties fo:margin-top="0in" fo:margin-bottom="0.1666in"/>
    </style:style>
    <style:style style:name="T109" style:parent-style-name="Fuentedepárrafopredeter." style:family="text">
      <style:text-properties style:font-name="Calibri" style:font-name-complex="Calibri"/>
    </style:style>
    <style:style style:name="P110" style:parent-style-name="NormalWeb" style:family="paragraph">
      <style:paragraph-properties fo:margin-top="0in" fo:margin-bottom="0in"/>
    </style:style>
    <style:style style:name="T111" style:parent-style-name="Fuentedepárrafopredeter." style:family="text">
      <style:text-properties style:font-name="Segoe UI Symbol" style:font-name-complex="Segoe UI Symbol" fo:color="#59636E"/>
    </style:style>
    <style:style style:name="T112" style:parent-style-name="Fuentedepárrafopredeter." style:family="text">
      <style:text-properties fo:color="#59636E"/>
    </style:style>
    <style:style style:name="P113" style:parent-style-name="NormalWeb" style:family="paragraph">
      <style:paragraph-properties fo:margin-top="0in" fo:margin-bottom="0.1666in"/>
    </style:style>
    <style:style style:name="P114" style:parent-style-name="NormalWeb" style:family="paragraph">
      <style:paragraph-properties fo:margin-top="0in" fo:margin-bottom="0.1666in"/>
    </style:style>
    <style:style style:name="T115" style:parent-style-name="Hipervínculo" style:family="text">
      <style:text-properties fo:color="#0969DA"/>
    </style:style>
    <style:style style:name="P116" style:parent-style-name="NormalWeb" style:family="paragraph">
      <style:paragraph-properties fo:margin-top="0in" fo:margin-bottom="0.1666in"/>
    </style:style>
    <style:style style:name="P117" style:parent-style-name="NormalWeb" style:family="paragraph">
      <style:paragraph-properties fo:margin-top="0in" fo:margin-bottom="0.1666in"/>
    </style:style>
    <style:style style:name="P11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“Versionar y Documentar</text:p>
      <text:p text:style-name="P2"><text:span text:style-name="T3">APIs existentes en</text:span><text:span text:style-name="T4"><text:s/>proyecto ASP.NET Core MVC”</text:span></text:p>
      <text:p text:style-name="P5"/>
      <text:h text:style-name="Título2" text:outline-level="2">Situación actual de tu controlador</text:h>
      <text:p text:style-name="NormalWeb">Tu controlador<text:s/><text:span text:style-name="CódigoHTML">PersonalController</text:span>:</text:p>
      <text:list text:style-name="LFO3" text:continue-numbering="true">
        <text:list-item>
          <text:p text:style-name="P6">Hereda de<text:s/><text:span text:style-name="CódigoHTML">Controller</text:span><text:s/>(no de<text:s/><text:span text:style-name="CódigoHTML">ControllerBase</text:span>).<text:line-break/><text:span text:style-name="T7">🔹</text:span><text:s/>Esto está bien porque tu proyecto es MVC, pero tus métodos devuelven<text:s/><text:span text:style-name="CódigoHTML">StatusCode(...)</text:span><text:s/>con JSON → se comportan como APIs.</text:p>
        </text:list-item>
        <text:list-item>
          <text:p text:style-name="P8">Tus endpoints usan:</text:p>
          <text:list text:continue-numbering="true">
            <text:list-item>
              <text:p text:style-name="P9"><text:span text:style-name="CódigoHTML">[HttpGet]</text:span>,<text:s/><text:span text:style-name="CódigoHTML">[HttpPost]</text:span>,<text:s/><text:span text:style-name="CódigoHTML">[HttpPut]</text:span></text:p>
            </text:list-item>
            <text:list-item>
              <text:p text:style-name="P10">Retornan<text:s/><text:span text:style-name="CódigoHTML">IActionResult</text:span><text:s/>con objetos JSON (<text:span text:style-name="CódigoHTML">StatusCodes.Status200OK, new { ... }</text:span>)</text:p>
            </text:list-item>
          </text:list>
        </text:list-item>
      </text:list>
      <text:p text:style-name="NormalWeb"><text:span text:style-name="T11">✅</text:span><text:s/>Esto significa que<text:s/><text:span text:style-name="Textoennegrita">puedes versionar y documentar estas “APIs” igual que una API tradicional</text:span>, aunque tengas vistas MVC en el proyecto.</text:p>
      <text:p text:style-name="P12"/>
      <text:p text:style-name="P13"><text:span text:style-name="T14">Objetivo</text:span></text:p>
      <text:p text:style-name="P15">Que APIs se vean así en Swagger:</text:p>
      <text:p text:style-name="P16">https://localhost:5001/swagger</text:p>
      <text:p text:style-name="P17">Y que se muestren versiones como:</text:p>
      <text:list text:style-name="LFO1" text:continue-numbering="true">
        <text:list-item>
          <text:p text:style-name="P18"><text:span text:style-name="T19">v1</text:span><text:span text:style-name="T20"><text:s/>→ tus endpoints actuales</text:span></text:p>
        </text:list-item>
        <text:list-item>
          <text:p text:style-name="P21"><text:span text:style-name="T22">v2</text:span><text:span text:style-name="T23"><text:s/>→ tus endpoints nuevos o modificados</text:span></text:p>
        </text:list-item>
      </text:list>
      <text:p text:style-name="P24"/>
      <text:h text:style-name="Título1" text:outline-level="1"><text:span text:style-name="T25">Parte 1</text:span><text:s/>— Instalar las herramientas necesarias</text:h>
      <text:p text:style-name="NormalWeb">Abrí tu<text:s/><text:span text:style-name="Textoennegrita">Visual Studio</text:span><text:s/>y hacé esto:</text:p>
      <text:list text:style-name="LFO2" text:continue-numbering="true">
        <text:list-item>
          <text:p text:style-name="P26">En el<text:s/><text:span text:style-name="Textoennegrita">Explorador de soluciones</text:span>, hacé clic derecho sobre tu<text:s/><text:span text:style-name="Textoennegrita">proyecto web</text:span><text:s/>(por ejemplo<text:s/><text:span text:style-name="CódigoHTML">GestionAdministrativaPolicial.Web</text:span>).</text:p>
        </text:list-item>
        <text:list-item>
          <text:p text:style-name="P27">Elegí<text:s/><text:span text:style-name="Textoennegrita">"Administrar paquetes NuGet" → "Examinar"</text:span>.</text:p>
        </text:list-item>
        <text:list-item>
          <text:p text:style-name="P28">Buscá e instalá estos 3 paquetes:</text:p>
        </text:list-item>
      </text:list>
      <text:p text:style-name="HTMLconformatoprevio"><text:span text:style-name="CódigoHTML">Swashbuckle.AspNetCore</text:span></text:p>
      <text:p text:style-name="HTMLconformatoprevio"><text:span text:style-name="CódigoHTML">Asp.Versioning.Mvc</text:span></text:p>
      <text:p text:style-name="HTMLconformatoprevio"><text:span text:style-name="CódigoHTML">Asp.Versioning.Mvc.ApiExplorer</text:span></text:p>
      <text:p text:style-name="NormalWeb">🟢 Con esto ya vas a tener todo lo necesario para documentar y versionar.</text:p>
      <text:p text:style-name="P29"/>
      <text:soft-page-break/>
      <text:h text:style-name="Título1" text:outline-level="1"><text:span text:style-name="T30">Parte</text:span><text:span text:style-name="T31"><text:s/>2</text:span><text:s/>— Crear un ApiController por cada modulo, para separar el index, de las apis.<text:s/></text:h>
      <text:h text:style-name="P32" text:outline-level="3"><text:span text:style-name="T33">📘</text:span><text:span text:style-name="T34"><text:s/>Documentación y Versionado de APIs – Paso a paso</text:span></text:h>
      <text:p text:style-name="P35">Implementación realizada para documentar y versionar las APIs del proyecto GestionAdminPolicial utilizando Swagger y Asp.Versioning.</text:p>
      <text:p text:style-name="P36">🧩 Paso 1: Instalar los paquetes necesarios En la capa web (GestionAdminPolicial.AplicacionWeb), instalar los siguientes paquetes NuGet:</text:p>
      <text:p text:style-name="P37">bash dotnet add package Asp.Versioning.Mvc dotnet add package Asp.Versioning.Mvc.ApiExplorer dotnet add package Swashbuckle.AspNetCore Estos paquetes permiten definir versiones de API y generar documentación dinámica con Swagger UI.</text:p>
      <text:p text:style-name="P38"><text:span text:style-name="T39">⚙️</text:span><text:span text:style-name="T40"><text:s/>Paso 2: Agregar los using en Program.cs Al inicio del archivo Program.cs, agregar:</text:span></text:p>
      <text:p text:style-name="P41">csharp using Asp.Versioning; using Asp.Versioning.ApiExplorer; using Microsoft.OpenApi.Models; using System.Reflection;</text:p>
      <text:p text:style-name="P42">🧱 Paso 3: Configurar servicios de versionado de API Dentro de builder.Services, después de AddControllers(), agregar:</text:p>
      <text:p text:style-name="P43">csharp builder.Services.AddControllers();</text:p>
      <text:p text:style-name="P44"><text:span text:style-name="T45">//<text:s/></text:span><text:span text:style-name="T46">✅</text:span><text:span text:style-name="T47"><text:s/>Versionado de API builder.Services.AddApiVersioning(options =&gt; { options.DefaultApiVersion = new ApiVersion(1, 0); options.AssumeDefaultVersionWhenUnspecified = true; options.ReportApiVersions = true; }) .AddApiExplorer(options =&gt; { options.GroupNameFormat = "'v'VVV"; options.SubstituteApiVersionInUrl = true; });<text:s/></text:span><text:span text:style-name="T48">🔹</text:span><text:span text:style-name="T49"><text:s/>Explicación:</text:span></text:p>
      <text:p text:style-name="P50">DefaultApiVersion = new ApiVersion(1, 0) → establece la versión inicial.</text:p>
      <text:p text:style-name="P51">AssumeDefaultVersionWhenUnspecified = true → usa la versión por defecto si no se especifica.</text:p>
      <text:p text:style-name="P52">ReportApiVersions = true → muestra versiones disponibles en los encabezados de respuesta.</text:p>
      <text:p text:style-name="P53">AddApiExplorer → permite que Swagger detecte y agrupe las versiones.</text:p>
      <text:p text:style-name="P54"><text:span text:style-name="T55">📜</text:span><text:span text:style-name="T56"><text:s/>Paso 4: Configurar Swagger con soporte para versionado Agregar después del bloque anterior:</text:span></text:p>
      <text:p text:style-name="P57">csharp builder.Services.AddSwaggerGen(options =&gt; { var provider = builder.Services.BuildServiceProvider() .GetRequiredService();</text:p>
      <text:p text:style-name="P58"><text:span text:style-name="T59">foreach (var description in provider.ApiVersionDescriptions)</text:span></text:p>
      <text:p text:style-name="P60"><text:span text:style-name="T61">{</text:span></text:p>
      <text:p text:style-name="P62"><text:span text:style-name="T63"><text:s text:c="4"/>options.SwaggerDoc(description.GroupName, new OpenApiInfo</text:span></text:p>
      <text:p text:style-name="P64"><text:span text:style-name="T65"><text:s text:c="4"/>{</text:span></text:p>
      <text:p text:style-name="P66"><text:span text:style-name="T67"><text:s text:c="8"/>Title = $"GestionAdminPolicial API {description.ApiVersion}",</text:span></text:p>
      <text:soft-page-break/>
      <text:p text:style-name="P68"><text:span text:style-name="T69"><text:s text:c="8"/>Version = description.ApiVersion.ToString(),</text:span></text:p>
      <text:p text:style-name="P70"><text:span text:style-name="T71"><text:s text:c="8"/>Description = "Documentación de la API versionada",</text:span></text:p>
      <text:p text:style-name="P72"><text:span text:style-name="T73"><text:s text:c="4"/>});</text:span></text:p>
      <text:p text:style-name="P74"><text:span text:style-name="T75">}</text:span></text:p>
      <text:p text:style-name="P76"/>
      <text:p text:style-name="P77"><text:span text:style-name="T78">//<text:s/></text:span><text:span text:style-name="T79">✅</text:span><text:span text:style-name="T80"><text:s/>Comentarios XML</text:span></text:p>
      <text:p text:style-name="P81"><text:span text:style-name="T82">var xmlFilename = $"{Assembly.GetExecutingAssembly().GetName().Name}.xml";</text:span></text:p>
      <text:p text:style-name="P83"><text:span text:style-name="T84">var xmlPath = Path.Combine(AppContext.BaseDirectory, xmlFilename);</text:span></text:p>
      <text:p text:style-name="P85"><text:span text:style-name="T86">options.IncludeXmlComments(xmlPath, includeControllerXmlComments: true);</text:span></text:p>
      <text:p text:style-name="P87"><text:span text:style-name="T88">});<text:s/></text:span><text:span text:style-name="T89">💡</text:span><text:span text:style-name="T90"><text:s/>Esto genera automáticamente una pestaña Swagger por versión (v1, v2, etc.) y carga los comentarios</text:span></text:p>
      <text:p text:style-name="Normal">y desde el código XML.</text:p>
      <text:p text:style-name="P91"><text:span text:style-name="T92">🌐</text:span><text:span text:style-name="T93"><text:s/>Paso 5: Configurar el uso de Swagger en el pipeline Después de app.Build(), agregar:</text:span></text:p>
      <text:p text:style-name="P94">csharp var apiVersionDescriptionProvider = app.Services.GetRequiredService();</text:p>
      <text:p text:style-name="P95">app.UseSwagger(); app.UseSwaggerUI(options =&gt; { foreach (var description in apiVersionDescriptionProvider.ApiVersionDescriptions) { options.SwaggerEndpoint("/swagger/description.GroupName/swagger.json","API {description.GroupName.ToUpperInvariant()}"); } });</text:p>
      <text:p text:style-name="P96">app.MapControllers();<text:s/><text:span text:style-name="T97">🔹</text:span><text:s/>Esto habilita la interfaz Swagger UI con selector de versión (por ejemplo: v1, v2).</text:p>
      <text:p text:style-name="P98">🧾 Paso 6: Activar generación de comentarios XML En tu proyecto web:</text:p>
      <text:p text:style-name="P99">Abrí las propiedades del proyecto (clic derecho → Propiedades → Compilación).</text:p>
      <text:p text:style-name="P100">Activá la opción “Archivo de documentación XML”.</text:p>
      <text:p text:style-name="P101">Visual Studio generará un archivo como:</text:p>
      <text:p text:style-name="P102">Código GestionAdminPolicial.AplicacionWeb.xml Dentro de la carpeta bin\Debug\net8.0.</text:p>
      <text:p text:style-name="P103"><text:span text:style-name="T104">🔹</text:span><text:s/>Esto permite que Swagger lea los comentarios de los controladores y endpoints.</text:p>
      <text:p text:style-name="P105"><text:span text:style-name="T106">📘</text:span><text:span text:style-name="T107"><text:s/>Paso 7: Documentar los controladores En tus controladores API, agregá documentación XML con etiquetas estándar:</text:span></text:p>
      <text:p text:style-name="P108">csharp ///</text:p>
      <text:p text:style-name="Normal">/// Obtiene los datos completos de un personal policial para edición. ////// /// Este endpoint se utiliza para cargar el formulario de edición de un personal policial, /// devolviendo todos los datos relacionados, como armas y domicilios. /// /// ID único del personal policial. /// Objeto con los datos completos. /// Datos obtenidos correctamente. /// No se encontró el personal con el ID especificado. /// Error interno del servidor. [HttpGet("ObtenerPersonalParaEditar/{id}")] [ProducesResponseType(typeof(VMPersonalPolicial), StatusCodes.Status200OK)] [ProducesResponseType(StatusCodes.Status404NotFound)] [ProducesResponseType(StatusCodes.Status500InternalServerError)] public async Task ObtenerPersonalParaEditar(int id) { // Lógica del endpoint }<text:s/><text:span text:style-name="T109">🧠</text:span><text:s/>Consejo: mantener consistencia en la estructura de, y mejora la legibilidad del Swagger UI.</text:p>
      <text:p text:style-name="P110"><text:span text:style-name="T111">⚡</text:span><text:span text:style-name="T112"><text:s/>Paso 8: Ejecutar y probar Ejecutá la aplicación desde Visual Studio o terminal:</text:span></text:p>
      <text:p text:style-name="P113">bash dotnet run --project GestionAdminPolicial.AplicacionWeb Accedé al explorador Swagger:</text:p>
      <text:p text:style-name="P114">Código <text:a xlink:href="https://localhost/" office:target-frame-name="_top" xlink:show="replace"><text:span text:style-name="T115">https://localhost</text:span></text:a>:/swagger Verás una interfaz con versiones disponibles:</text:p>
      <text:soft-page-break/>
      <text:p text:style-name="P116">v1 → primera versión estable</text:p>
      <text:p text:style-name="P117">v2 → versiones futuras o endpoints extendidos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 fo:hyphenate="fals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ljs-tag" style:display-name="hljs-tag" style:family="text" style:parent-style-name="Fuentedepárrafopredeter."/>
    <style:style style:name="hljs-name" style:display-name="hljs-name" style:family="text" style:parent-style-name="Fuentedepárrafopredeter."/>
    <style:style style:name="hljs-doctag" style:display-name="hljs-doctag" style:family="text" style:parent-style-name="Fuentedepárrafopredeter."/>
    <style:style style:name="hljs-meta" style:display-name="hljs-meta" style:family="text" style:parent-style-name="Fuentedepárrafopredeter."/>
    <style:style style:name="hljs-keyword" style:display-name="hljs-keyword" style:family="text" style:parent-style-name="Fuentedepárrafopredeter."/>
    <style:style style:name="hljs-title" style:display-name="hljs-title" style:family="text" style:parent-style-name="Fuentedepárrafopredeter.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1.1812in" fo:margin-bottom="0.098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-J</meta:initial-creator>
    <dc:creator>J-J</dc:creator>
    <meta:creation-date>2025-10-08T10:55:00Z</meta:creation-date>
    <dc:date>2025-10-09T13:07:00Z</dc:date>
    <meta:template xlink:href="Normal" xlink:type="simple"/>
    <meta:editing-cycles>1</meta:editing-cycles>
    <meta:editing-duration>PT94320S</meta:editing-duration>
    <meta:document-statistic meta:page-count="4" meta:paragraph-count="12" meta:word-count="930" meta:character-count="6037" meta:row-count="42" meta:non-whitespace-character-count="5119"/>
  </office:meta>
</office:document-meta>
</file>